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222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2571in"/>
    </style:style>
    <style:style style:name="co31" style:family="table-column">
      <style:table-column-properties fo:break-before="auto" style:column-width="0.922in"/>
    </style:style>
    <style:style style:name="co32" style:family="table-column">
      <style:table-column-properties fo:break-before="auto" style:column-width="0.1819in"/>
    </style:style>
    <style:style style:name="co33" style:family="table-column">
      <style:table-column-properties fo:break-before="auto" style:column-width="1.3291in"/>
    </style:style>
    <style:style style:name="co34" style:family="table-column">
      <style:table-column-properties fo:break-before="auto" style:column-width="0.6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"/>
    </style:style>
    <style:style style:name="ce89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"/>
    </style:style>
    <style:style style:name="ce91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92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5" style:family="table-cell" style:parent-style-name="Default" style:data-style-name="N130">
      <style:table-cell-properties fo:border="none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 style:data-style-name="N131">
      <style:table-cell-properties fo:border="0.06pt solid #000000"/>
    </style:style>
    <style:style style:name="ce98" style:family="table-cell" style:parent-style-name="Default" style:data-style-name="N130">
      <style:table-cell-properties fo:border="0.06pt solid #000000"/>
    </style:style>
    <style:style style:name="ce9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0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0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106" style:family="table-cell" style:parent-style-name="Default" style:data-style-name="N131">
      <style:table-cell-properties fo:background-color="#ccffcc" fo:border="2.49pt solid #000000" style:vertical-align="middle"/>
    </style:style>
    <style:style style:name="ce107" style:family="table-cell" style:parent-style-name="Default">
      <style:table-cell-properties fo:background-color="#dddddd" fo:border="0.06pt solid #000000"/>
    </style:style>
    <style:style style:name="ce10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109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"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'blinn-phong'.P3"/>
      <style:map style:condition="cell-content()=0" style:apply-style-name="Default" style:base-cell-address="'blinn-phong'.P3"/>
      <style:map style:condition="cell-content()&gt;0" style:apply-style-name="Green_20_background" style:base-cell-address="'blinn-phong'.P3"/>
    </style:style>
    <style:style style:name="ce2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'blinn-phong'.Q3"/>
      <style:map style:condition="cell-content()=0" style:apply-style-name="Default" style:base-cell-address="'blinn-phong'.Q3"/>
      <style:map style:condition="cell-content()&gt;0" style:apply-style-name="Red_20_background" style:base-cell-address="'blinn-phong'.Q3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dddddd" fo:border="0.06pt solid #000000"/>
      <style:text-properties style:font-name="Trebuchet MS1"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ASTC.B7"/>
      <style:map style:condition="cell-content()=0" style:apply-style-name="Default" style:base-cell-address="ASTC.B7"/>
      <style:map style:condition="cell-content()&gt;0" style:apply-style-name="Green_20_background" style:base-cell-address="ASTC.B7"/>
    </style:style>
    <style:style style:name="ce117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 style:data-style-name="N134">
      <style:table-cell-properties fo:border="0.06pt solid #000000"/>
    </style:style>
    <style:style style:name="ce11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2" style:family="table-cell" style:parent-style-name="Default">
      <style:table-cell-properties fo:background-color="#808080"/>
    </style:style>
    <style:style style:name="ce12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fo:background-color="#808080" fo:border="none"/>
    </style:style>
    <style:style style:name="ce128" style:family="table-cell" style:parent-style-name="Default">
      <style:table-cell-properties fo:background-color="#ff4000"/>
    </style:style>
    <style:style style:name="ce129" style:family="table-cell" style:parent-style-name="Default">
      <style:table-cell-properties fo:background-color="#afd095" fo:border="0.74pt solid #000000"/>
    </style:style>
    <style:style style:name="ce13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b3cac7"/>
    </style:style>
    <style:style style:name="ce47" style:family="table-cell" style:parent-style-name="Default">
      <style:table-cell-properties fo:background-color="#dddddd"/>
      <style:text-properties style:font-name="Arial"/>
    </style:style>
    <style:style style:name="ce4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  <style:text-properties style:font-name="Arial"/>
    </style:style>
    <style:style style:name="ce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51" style:family="table-cell" style:parent-style-name="Default">
      <style:table-cell-properties fo:background-color="#dddddd"/>
      <style:text-properties style:font-name="Arial" style:font-name-asian="Segoe UI" style:font-name-complex="Tahoma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9211e"/>
      <style:text-properties style:font-name="Arial"/>
    </style:style>
    <style:style style:name="ce54" style:family="table-cell" style:parent-style-name="Default">
      <style:table-cell-properties fo:background-color="#468a1a"/>
      <style:text-properties fo:color="#000000" style:font-name="Arial"/>
    </style:style>
    <style:style style:name="ce55" style:family="table-cell" style:parent-style-name="Default">
      <style:text-properties style:font-name="Arial"/>
    </style:style>
    <style:style style:name="ce68" style:family="table-cell" style:parent-style-name="Default">
      <style:table-cell-properties fo:background-color="#eeeeee"/>
      <style:text-properties style:font-name="Arial"/>
    </style:style>
    <style:style style:name="ce57" style:family="table-cell" style:parent-style-name="Default">
      <style:table-cell-properties fo:background-color="#c9211e"/>
      <style:text-properties fo:color="#ffffff" style:font-name="Arial"/>
    </style:style>
    <style:style style:name="ce58" style:family="table-cell" style:parent-style-name="Default">
      <style:table-cell-properties fo:background-color="#dddddd" fo:border="0.74pt solid #000000" style:vertical-align="middle"/>
      <style:text-properties style:font-name="Arial"/>
    </style:style>
    <style:style style:name="ce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in"/>
      <style:text-properties style:font-name="Arial"/>
    </style:style>
    <style:style style:name="ce6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61" style:family="table-cell" style:parent-style-name="Default">
      <style:table-cell-properties fo:background-color="#dddddd" fo:border="0.74pt solid #000000" style:vertical-align="middl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rial"/>
    </style:style>
    <style:style style:name="ce75" style:family="table-cell" style:parent-style-name="Default" style:data-style-name="N138"/>
    <style:style style:name="ce76" style:family="table-cell" style:parent-style-name="Default" style:data-style-name="N137">
      <style:table-cell-properties fo:background-color="#ff0000" style:text-align-source="fix" style:repeat-content="false"/>
      <style:paragraph-properties fo:text-align="end" fo:margin-left="0in"/>
    </style:style>
    <style:style style:name="ce77" style:family="table-cell" style:parent-style-name="Default" style:data-style-name="N137">
      <style:table-cell-properties fo:background-color="#81d41a" style:text-align-source="fix" style:repeat-content="false"/>
      <style:paragraph-properties fo:text-align="end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 style:data-style-name="N11">
      <style:table-cell-properties fo:background-color="#81d41a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style:font-name="Arial"/>
    </style:style>
  </office:automatic-styles>
  <office:body>
    <office:spreadsheet>
      <table:table table:name="madelbro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7"/>
        <table:table-column table:style-name="co9" table:default-cell-style-name="ce97"/>
        <table:table-column table:style-name="co10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7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End temperature</text:p>
          </table:table-cell>
          <table:table-cell table:style-name="ce94"/>
          <table:table-cell table:style-name="ce4" office:value-type="string" calcext:value-type="string">
            <text:p>Starting temperature</text:p>
          </table:table-cell>
          <table:table-cell/>
          <table:table-cell table:style-name="ce4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87"/>
          <table:table-cell/>
          <table:table-cell table:style-name="ce4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87"/>
          <table:table-cell/>
          <table:table-cell table:style-name="ce4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87"/>
        </table:table-row>
        <table:table-row table:style-name="ro1">
          <table:table-cell table:style-name="ce88" office:value-type="string" calcext:value-type="string">
            <text:p>Analytic color</text:p>
          </table:table-cell>
          <table:table-cell table:style-name="ce91" table:formula="of:=AVERAGE([.I3:.I9])" office:value-type="float" office:value="39.4757285714286" calcext:value-type="float">
            <text:p>39.5 FPS</text:p>
          </table:table-cell>
          <table:table-cell table:style-name="ce92" table:formula="of:=AVERAGE([.J3:.J9])" office:value-type="float" office:value="646.857142857143" calcext:value-type="float">
            <text:p>646.857 mA</text:p>
          </table:table-cell>
          <table:table-cell table:style-name="ce93" office:value-type="float" office:value="29.7" calcext:value-type="float">
            <text:p>29.7 °C</text:p>
          </table:table-cell>
          <table:table-cell table:style-name="ce95"/>
          <table:table-cell table:style-name="ce93" office:value-type="float" office:value="28.5" calcext:value-type="float">
            <text:p>28.5 °C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102" office:value-type="string" calcext:value-type="string">
            <text:p>Temperature</text:p>
          </table:table-cell>
        </table:table-row>
        <table:table-row table:style-name="ro2">
          <table:table-cell table:style-name="ce88" office:value-type="string" calcext:value-type="string">
            <text:p>LUT color</text:p>
          </table:table-cell>
          <table:table-cell table:style-name="ce91" table:formula="of:=AVERAGE([.M3:.M9])" office:value-type="float" office:value="40.1743285714286" calcext:value-type="float">
            <text:p>40.2 FPS</text:p>
          </table:table-cell>
          <table:table-cell table:style-name="ce92" table:formula="of:=AVERAGE([.N3:.N9])" office:value-type="float" office:value="614.428571428571" calcext:value-type="float">
            <text:p>614.429 mA</text:p>
          </table:table-cell>
          <table:table-cell table:style-name="ce93" office:value-type="float" office:value="29.3" calcext:value-type="float">
            <text:p>29.3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99" table:formula="of:=(([.B3]-[.B2])/[.B2])" office:value-type="percentage" office:value="0.0176969501331921" calcext:value-type="percentage">
            <text:p>1.77%</text:p>
          </table:table-cell>
          <table:table-cell table:style-name="ce100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100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94"/>
          <table:table-cell table:style-name="ce96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8" table:default-cell-style-name="Default"/>
        <table:table-column table:style-name="co19" table:default-cell-style-name="Default"/>
        <table:table-column table:style-name="co20" table:default-cell-style-name="ce109"/>
        <table:table-column table:style-name="co21" table:default-cell-style-name="ce109"/>
        <table:table-row table:style-name="ro4">
          <table:table-cell/>
          <table:table-cell table:style-name="ce18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107"/>
          <table:covered-table-cell table:style-name="Default"/>
          <table:table-cell table:number-columns-repeated="2"/>
          <table:table-cell table:style-name="ce18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105" office:value-type="string" calcext:value-type="string">
            <text:p>VkFence</text:p>
          </table:table-cell>
          <table:table-cell table:style-name="ce108" office:value-type="string" calcext:value-type="string">
            <text:p>2 VkSemaphore and pWaitDstStageMask</text:p>
          </table:table-cell>
          <table:table-cell table:style-name="ce108" office:value-type="string" calcext:value-type="string">
            <text:p>2 VkSemaphore and pipeline barrier</text:p>
          </table:table-cell>
          <table:table-cell table:style-name="ce108" office:value-type="string" calcext:value-type="string">
            <text:p>Dedicated depth stencil buffer</text:p>
          </table:table-cell>
          <table:table-cell table:number-columns-repeated="2"/>
          <table:table-cell table:style-name="ce105" office:value-type="string" calcext:value-type="string">
            <text:p>No VkFence</text:p>
          </table:table-cell>
          <table:table-cell table:style-name="ce105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103" office:value-type="string" calcext:value-type="string">
            <text:p>Average</text:p>
          </table:table-cell>
          <table:table-cell table:style-name="ce106" table:formula="of:=AVERAGE([.B3:.B10])" office:value-type="float" office:value="254.361625" calcext:value-type="float">
            <text:p>254.4 FPS</text:p>
          </table:table-cell>
          <table:table-cell table:style-name="ce106" table:formula="of:=AVERAGE([.C3:.C10])" office:value-type="float" office:value="296.694375" calcext:value-type="float">
            <text:p>296.7 FPS</text:p>
          </table:table-cell>
          <table:table-cell table:style-name="ce106" table:formula="of:=AVERAGE([.D3:.D10])" office:value-type="float" office:value="295.6955" calcext:value-type="float">
            <text:p>295.7 FPS</text:p>
          </table:table-cell>
          <table:table-cell table:style-name="ce106" table:formula="of:=AVERAGE([.E3:.E10])" office:value-type="float" office:value="295.196625" calcext:value-type="float">
            <text:p>295.2 FPS</text:p>
          </table:table-cell>
          <table:table-cell/>
          <table:table-cell table:style-name="ce103" office:value-type="string" calcext:value-type="string">
            <text:p>Average</text:p>
          </table:table-cell>
          <table:table-cell table:style-name="ce106" table:formula="of:=AVERAGE([.H3:.H10])" office:value-type="float" office:value="339.11275" calcext:value-type="float">
            <text:p>339.1 FPS</text:p>
          </table:table-cell>
          <table:table-cell table:style-name="ce106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87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25" office:value-type="string" calcext:value-type="string">
            <text:p>End temperature</text:p>
          </table:table-cell>
          <table:table-cell table:style-name="ce94"/>
          <table:table-cell table:style-name="ce25" office:value-type="string" calcext:value-type="string">
            <text:p>Starting temperature</text:p>
          </table:table-cell>
          <table:table-cell/>
          <table:table-cell table:style-name="ce25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87"/>
          <table:table-cell/>
          <table:table-cell table:style-name="ce25" office:value-type="string" calcext:value-type="string" table:number-columns-spanned="3" table:number-rows-spanned="1">
            <text:p>LUT stat</text:p>
          </table:table-cell>
          <table:covered-table-cell table:number-columns-repeated="2" table:style-name="ce87"/>
          <table:table-cell/>
          <table:table-cell table:style-name="ce25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Analytic</text:p>
          </table:table-cell>
          <table:table-cell table:style-name="ce91" table:formula="of:=AVERAGE([.I3:.I9])" office:value-type="float" office:value="232.538857142857" calcext:value-type="float">
            <text:p>232.5 FPS</text:p>
          </table:table-cell>
          <table:table-cell table:style-name="ce92" table:formula="of:=AVERAGE([.J3:.J9])" office:value-type="float" office:value="390.142857142857" calcext:value-type="float">
            <text:p>390.143 mA</text:p>
          </table:table-cell>
          <table:table-cell table:style-name="ce93" office:value-type="float" office:value="33.2" calcext:value-type="float">
            <text:p>33.2 °C</text:p>
          </table:table-cell>
          <table:table-cell table:style-name="ce95"/>
          <table:table-cell table:style-name="ce93" office:value-type="float" office:value="33" calcext:value-type="float">
            <text:p>33.0 °C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114" office:value-type="string" calcext:value-type="string">
            <text:p>Temperature</text:p>
          </table:table-cell>
        </table:table-row>
        <table:table-row table:style-name="ro2">
          <table:table-cell table:style-name="ce110" office:value-type="string" calcext:value-type="string">
            <text:p>LUT</text:p>
          </table:table-cell>
          <table:table-cell table:style-name="ce91" table:formula="of:=AVERAGE([.M3:.M9])" office:value-type="float" office:value="225.982571428571" calcext:value-type="float">
            <text:p>226.0 FPS</text:p>
          </table:table-cell>
          <table:table-cell table:style-name="ce92" table:formula="of:=AVERAGE([.N3:.N9])" office:value-type="float" office:value="382.428571428571" calcext:value-type="float">
            <text:p>382.429 mA</text:p>
          </table:table-cell>
          <table:table-cell table:style-name="ce93" office:value-type="float" office:value="33.6" calcext:value-type="float">
            <text:p>33.6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26" table:formula="of:=(([.B3]-[.B2])/[.B2])" office:value-type="percentage" office:value="-0.0281943662871704" calcext:value-type="percentage">
            <text:p>-2.82%</text:p>
          </table:table-cell>
          <table:table-cell table:style-name="ce27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27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'blinn-phong'.P3"/>
            <calcext:condition calcext:apply-style-name="Default" calcext:value="=0" calcext:base-cell-address="'blinn-phong'.P3"/>
            <calcext:condition calcext:apply-style-name="Green background" calcext:value="&gt;0" calcext:base-cell-address="'blinn-phong'.P3"/>
          </calcext:conditional-format>
          <calcext:conditional-format calcext:target-range-address="'blinn-phong'.Q3:'blinn-phong'.R3">
            <calcext:condition calcext:apply-style-name="Green background" calcext:value="&lt;0" calcext:base-cell-address="'blinn-phong'.Q3"/>
            <calcext:condition calcext:apply-style-name="Default" calcext:value="=0" calcext:base-cell-address="'blinn-phong'.Q3"/>
            <calcext:condition calcext:apply-style-name="Red background" calcext:value="&gt;0" calcext:base-cell-address="'blinn-phong'.Q3"/>
          </calcext:conditional-format>
        </calcext:conditional-formats>
      </table:table>
      <table:table table:name="ASTC" table:style-name="ta1" table:print="false">
        <office:forms form:automatic-focus="false" form:apply-design-mode="false"/>
        <table:table-column table:style-name="co25" table:default-cell-style-name="ce115"/>
        <table:table-column table:style-name="co26" table:default-cell-style-name="ce30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87"/>
        <table:table-column table:style-name="co8" table:number-columns-repeated="2" table:default-cell-style-name="ce97"/>
        <table:table-column table:style-name="co8" table:number-columns-repeated="2" table:default-cell-style-name="Default"/>
        <table:table-column table:style-name="co8" table:default-cell-style-name="ce87"/>
        <table:table-column table:style-name="co8" table:number-columns-repeated="2" table:default-cell-style-name="ce118"/>
        <table:table-row table:style-name="ro1">
          <table:table-cell table:style-name="ce87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Memory usage</text:p>
          </table:table-cell>
          <table:table-cell table:style-name="ce25" office:value-type="string" calcext:value-type="string">
            <text:p>Load time</text:p>
          </table:table-cell>
          <table:table-cell table:number-columns-repeated="2"/>
          <table:table-cell table:style-name="ce25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87"/>
          <table:table-cell table:number-columns-repeated="2"/>
          <table:table-cell table:style-name="ce25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png</text:p>
          </table:table-cell>
          <table:table-cell table:style-name="ce97" table:formula="of:=AVERAGE([.H3:.H9])" office:value-type="float" office:value="52.6078857142857" calcext:value-type="float">
            <text:p>52.6 FPS</text:p>
          </table:table-cell>
          <table:table-cell table:style-name="ce117" office:value-type="float" office:value="1500" calcext:value-type="float">
            <text:p>1500 Mb</text:p>
          </table:table-cell>
          <table:table-cell table:style-name="ce118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</table:table-row>
        <table:table-row table:style-name="ro1">
          <table:table-cell table:style-name="ce110" office:value-type="string" calcext:value-type="string">
            <text:p>ktx</text:p>
          </table:table-cell>
          <table:table-cell table:style-name="ce97" table:formula="of:=AVERAGE([.I3:.I9])" office:value-type="float" office:value="58.508" calcext:value-type="float">
            <text:p>58.5 FPS</text:p>
          </table:table-cell>
          <table:table-cell table:style-name="ce117" office:value-type="float" office:value="396" calcext:value-type="float">
            <text:p>396 Mb</text:p>
          </table:table-cell>
          <table:table-cell table:style-name="ce118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87"/>
          <table:table-cell table:style-name="ce25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96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96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96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ASTC.B7"/>
            <calcext:condition calcext:apply-style-name="Default" calcext:value="=0" calcext:base-cell-address="ASTC.B7"/>
            <calcext:condition calcext:apply-style-name="Green background" calcext:value="&gt;0" calcext:base-cell-address="ASTC.B7"/>
          </calcext:conditional-format>
        </calcext:conditional-formats>
      </table:table>
      <table:table table:name="Text" table:style-name="ta1"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default-cell-style-name="Default"/>
        <table:table-row table:style-name="ro3">
          <table:table-cell table:style-name="ce119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124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126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130" office:value-type="string" calcext:value-type="string" table:number-columns-spanned="2" table:number-rows-spanned="1">
            <text:p>LUT (ASTC 6x6)</text:p>
          </table:table-cell>
          <table:covered-table-cell/>
          <table:table-cell/>
          <table:table-cell table:style-name="ce131" office:value-type="string" calcext:value-type="string" table:number-columns-spanned="2" table:number-rows-spanned="1">
            <text:p>Polynomial</text:p>
          </table:table-cell>
          <table:covered-table-cell table:style-name="ce132"/>
        </table:table-row>
        <table:table-row table:style-name="ro3"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123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5.6993" calcext:value-type="float">
            <text:p>55.6993</text:p>
          </table:table-cell>
          <table:table-cell table:style-name="ce123" table:formula="of:=1000/[.D9]" office:value-type="float" office:value="17.9670197385679" calcext:value-type="float">
            <text:p>17.9670197385679</text:p>
          </table:table-cell>
          <table:table-cell/>
          <table:table-cell office:value-type="float" office:value="68.4989" calcext:value-type="float">
            <text:p>68.4989</text:p>
          </table:table-cell>
          <table:table-cell table:style-name="ce129" table:formula="of:=1000/[.G9]" office:value-type="float" office:value="14.6509556329994" calcext:value-type="float">
            <text:p>14.6509556329994</text:p>
          </table:table-cell>
          <table:table-cell/>
          <table:table-cell office:value-type="float" office:value="68.5625" calcext:value-type="float">
            <text:p>68.5625</text:p>
          </table:table-cell>
          <table:table-cell table:style-name="ce129" table:formula="of:=1000/[.J9]" office:value-type="float" office:value="14.6712395290141" calcext:value-type="float">
            <text:p>14.6712395290141</text:p>
          </table:table-cell>
          <table:table-cell/>
          <table:table-cell office:value-type="float" office:value="67.9522" calcext:value-type="float">
            <text:p>67.9522</text:p>
          </table:table-cell>
          <table:table-cell table:style-name="ce129" table:formula="of:=1000/[.M9]" office:value-type="float" office:value="14.7483924252257" calcext:value-type="float">
            <text:p>14.7483924252257</text:p>
          </table:table-cell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5.6911" calcext:value-type="float">
            <text:p>55.6911</text:p>
          </table:table-cell>
          <table:table-cell table:number-columns-repeated="2"/>
          <table:table-cell office:value-type="float" office:value="68.4721" calcext:value-type="float">
            <text:p>68.4721</text:p>
          </table:table-cell>
          <table:table-cell table:number-columns-repeated="2"/>
          <table:table-cell office:value-type="float" office:value="68.2136" calcext:value-type="float">
            <text:p>68.2136</text:p>
          </table:table-cell>
          <table:table-cell table:number-columns-repeated="2"/>
          <table:table-cell office:value-type="float" office:value="67.8311" calcext:value-type="float">
            <text:p>67.8311</text:p>
          </table:table-cell>
          <table:table-cell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5.6589" calcext:value-type="float">
            <text:p>55.6589</text:p>
          </table:table-cell>
          <table:table-cell table:number-columns-repeated="2"/>
          <table:table-cell office:value-type="float" office:value="68.2584" calcext:value-type="float">
            <text:p>68.2584</text:p>
          </table:table-cell>
          <table:table-cell table:number-columns-repeated="2"/>
          <table:table-cell office:value-type="float" office:value="68.1563" calcext:value-type="float">
            <text:p>68.1563</text:p>
          </table:table-cell>
          <table:table-cell table:number-columns-repeated="2"/>
          <table:table-cell office:value-type="float" office:value="67.8031" calcext:value-type="float">
            <text:p>67.8031</text:p>
          </table:table-cell>
          <table:table-cell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5.6575" calcext:value-type="float">
            <text:p>55.6575</text:p>
          </table:table-cell>
          <table:table-cell table:number-columns-repeated="2"/>
          <table:table-cell office:value-type="float" office:value="68.2004" calcext:value-type="float">
            <text:p>68.2004</text:p>
          </table:table-cell>
          <table:table-cell table:number-columns-repeated="2"/>
          <table:table-cell office:value-type="float" office:value="68.0534" calcext:value-type="float">
            <text:p>68.0534</text:p>
          </table:table-cell>
          <table:table-cell table:number-columns-repeated="2"/>
          <table:table-cell office:value-type="float" office:value="67.7646" calcext:value-type="float">
            <text:p>67.7646</text:p>
          </table:table-cell>
          <table:table-cell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5.6485" calcext:value-type="float">
            <text:p>55.6485</text:p>
          </table:table-cell>
          <table:table-cell table:number-columns-repeated="2"/>
          <table:table-cell office:value-type="float" office:value="68.0733" calcext:value-type="float">
            <text:p>68.0733</text:p>
          </table:table-cell>
          <table:table-cell table:number-columns-repeated="2"/>
          <table:table-cell office:value-type="float" office:value="68.0317" calcext:value-type="float">
            <text:p>68.0317</text:p>
          </table:table-cell>
          <table:table-cell table:number-columns-repeated="2"/>
          <table:table-cell office:value-type="float" office:value="67.7446" calcext:value-type="float">
            <text:p>67.7446</text:p>
          </table:table-cell>
          <table:table-cell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5.5899" calcext:value-type="float">
            <text:p>55.5899</text:p>
          </table:table-cell>
          <table:table-cell table:number-columns-repeated="2"/>
          <table:table-cell office:value-type="float" office:value="68.0265" calcext:value-type="float">
            <text:p>68.0265</text:p>
          </table:table-cell>
          <table:table-cell table:number-columns-repeated="2"/>
          <table:table-cell office:value-type="float" office:value="67.9459" calcext:value-type="float">
            <text:p>67.9459</text:p>
          </table:table-cell>
          <table:table-cell table:number-columns-repeated="2"/>
          <table:table-cell office:value-type="float" office:value="67.7284" calcext:value-type="float">
            <text:p>67.7284</text:p>
          </table:table-cell>
          <table:table-cell/>
        </table:table-row>
        <table:table-row table:style-name="ro3">
          <table:table-cell table:style-name="ce122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125" table:formula="of:=AVERAGE([.D3:.D8])" office:value-type="float" office:value="55.6575333333333" calcext:value-type="float">
            <text:p>55.6575333333333</text:p>
          </table:table-cell>
          <table:table-cell table:number-columns-repeated="2"/>
          <table:table-cell table:style-name="ce127" table:formula="of:=AVERAGE([.G3:.G8])" office:value-type="float" office:value="68.2549333333333" calcext:value-type="float">
            <text:p>68.2549333333333</text:p>
          </table:table-cell>
          <table:table-cell table:number-columns-repeated="2"/>
          <table:table-cell table:style-name="ce122" table:formula="of:=AVERAGE([.J3:.J8])" office:value-type="float" office:value="68.1605666666667" calcext:value-type="float">
            <text:p>68.1605666666667</text:p>
          </table:table-cell>
          <table:table-cell table:number-columns-repeated="2"/>
          <table:table-cell table:style-name="ce122" table:formula="of:=AVERAGE([.M3:.M8])" office:value-type="float" office:value="67.804" calcext:value-type="float">
            <text:p>67.804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28" table:formula="of:=100*([.E3]-[.H3])/[.E3]" office:value-type="float" office:value="18.4563948491147" calcext:value-type="float">
            <text:p>18.456394849114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% fast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Data Compression" table:style-name="ta1">
        <office:forms form:automatic-focus="false" form:apply-design-mode="false"/>
        <table:table-column table:style-name="co14" table:number-columns-repeated="8" table:default-cell-style-name="ce55"/>
        <table:table-column table:style-name="co28" table:default-cell-style-name="ce55"/>
        <table:table-column table:style-name="co14" table:number-columns-repeated="16375" table:default-cell-style-name="ce55"/>
        <table:table-row table:style-name="ro3">
          <table:table-cell table:style-name="ce47" office:value-type="string" calcext:value-type="string">
            <text:p>World 1-1</text:p>
          </table:table-cell>
          <table:table-cell/>
          <table:table-cell table:style-name="ce47" office:value-type="string" calcext:value-type="string">
            <text:p>Skeletal Mesh</text:p>
          </table:table-cell>
          <table:table-cell table:number-columns-repeated="2"/>
          <table:table-cell table:style-name="ce47" office:value-type="string" calcext:value-type="string">
            <text:p>PBR</text:p>
          </table:table-cell>
          <table:table-cell/>
          <table:table-cell office:value-type="string" calcext:value-type="string">
            <text:p>👈OPT #3</text:p>
          </table:table-cell>
          <table:table-cell/>
          <table:table-cell table:style-name="ce47" office:value-type="string" calcext:value-type="string">
            <text:p>Scene</text:p>
          </table:table-cell>
          <table:table-cell table:number-columns-repeated="3"/>
          <table:table-cell table:style-name="ce47" office:value-type="string" calcext:value-type="string">
            <text:p>UI</text:p>
          </table:table-cell>
          <table:table-cell table:number-columns-repeated="2"/>
          <table:table-cell office:value-type="string" calcext:value-type="string">
            <text:p>👈OPT #3</text:p>
          </table:table-cell>
          <table:table-cell table:number-columns-repeated="16367"/>
        </table:table-row>
        <table:table-row table:style-name="ro3">
          <table:table-cell table:style-name="ce48" office:value-type="float" office:value="103.957" calcext:value-type="float">
            <text:p>103.957</text:p>
          </table:table-cell>
          <table:table-cell/>
          <table:table-cell table:style-name="ce48" office:value-type="float" office:value="65.9129" calcext:value-type="float">
            <text:p>65.9129</text:p>
          </table:table-cell>
          <table:table-cell table:number-columns-repeated="2"/>
          <table:table-cell table:style-name="ce48" office:value-type="float" office:value="60.0104" calcext:value-type="float">
            <text:p>60.0104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58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4" table:formula="of:=[.J16]-[.J2]" office:value-type="float" office:value="140" calcext:value-type="float">
            <text:p>140</text:p>
          </table:table-cell>
          <table:table-cell table:number-columns-repeated="2"/>
          <table:table-cell table:style-name="ce58" table:formula="of:=2*4+2*2+2*2+1+3+4" office:value-type="float" office:value="24" calcext:value-type="float" table:number-columns-spanned="1" table:number-rows-spanned="5">
            <text:p>24</text:p>
          </table:table-cell>
          <table:table-cell table:style-name="ce54" table:formula="of:=[.N16]-[.N2]" office:value-type="float" office:value="26" calcext:value-type="float">
            <text:p>26</text:p>
          </table:table-cell>
          <table:table-cell table:number-columns-repeated="16369"/>
        </table:table-row>
        <table:table-row table:style-name="ro3">
          <table:table-cell table:style-name="ce48" office:value-type="float" office:value="103.959" calcext:value-type="float">
            <text:p>103.959</text:p>
          </table:table-cell>
          <table:table-cell/>
          <table:table-cell table:style-name="ce48" office:value-type="float" office:value="66.002" calcext:value-type="float">
            <text:p>66.002</text:p>
          </table:table-cell>
          <table:table-cell table:number-columns-repeated="2"/>
          <table:table-cell table:style-name="ce48" office:value-type="float" office:value="60.0114" calcext:value-type="float">
            <text:p>60.0114</text:p>
          </table:table-cell>
          <table:table-cell table:number-columns-repeated="3"/>
          <table:covered-table-cell table:style-name="ce47"/>
          <table:table-cell table:style-name="ce54" table:formula="of:=100*[.K2]/[.J16]" office:value-type="float" office:value="56.4516129032258" calcext:value-type="float">
            <text:p>56.4516129032258</text:p>
          </table:table-cell>
          <table:table-cell table:number-columns-repeated="2"/>
          <table:covered-table-cell table:style-name="ce47"/>
          <table:table-cell table:style-name="ce54" table:formula="of:=100*[.O2]/[.N16]" office:value-type="float" office:value="52" calcext:value-type="float">
            <text:p>52</text:p>
          </table:table-cell>
          <table:table-cell table:number-columns-repeated="16369"/>
        </table:table-row>
        <table:table-row table:style-name="ro3">
          <table:table-cell table:style-name="ce48" office:value-type="float" office:value="104.085" calcext:value-type="float">
            <text:p>104.085</text:p>
          </table:table-cell>
          <table:table-cell/>
          <table:table-cell table:style-name="ce48" office:value-type="float" office:value="66.0188" calcext:value-type="float">
            <text:p>66.0188</text:p>
          </table:table-cell>
          <table:table-cell table:number-columns-repeated="2"/>
          <table:table-cell table:style-name="ce48" office:value-type="float" office:value="60.021" calcext:value-type="float">
            <text:p>60.021</text:p>
          </table:table-cell>
          <table:table-cell table:number-columns-repeated="3"/>
          <table:covered-table-cell table:style-name="ce47"/>
          <table: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8" office:value-type="float" office:value="105.314" calcext:value-type="float">
            <text:p>105.314</text:p>
          </table:table-cell>
          <table:table-cell/>
          <table:table-cell table:style-name="ce48" office:value-type="float" office:value="66.2286" calcext:value-type="float">
            <text:p>66.2286</text:p>
          </table:table-cell>
          <table:table-cell table:number-columns-repeated="2"/>
          <table:table-cell table:style-name="ce48" office:value-type="float" office:value="60.0246" calcext:value-type="float">
            <text:p>60.0246</text:p>
          </table:table-cell>
          <table:table-cell table:number-columns-repeated="2"/>
          <table:table-cell office:value-type="string" calcext:value-type="string">
            <text:p>with OPT #2 👉</text:p>
          </table:table-cell>
          <table:covered-table-cell table:style-name="ce47"/>
          <table:table-cell table:style-name="ce54" table:formula="of:=[.J25]-[.J2]" office:value-type="float" office:value="4" calcext:value-type="float">
            <text:p>4</text:p>
          </table:table-cell>
          <table:table-cell table:number-columns-repeated="2"/>
          <table:covered-table-cell table:style-name="ce47"/>
          <table:table-cell table:style-name="ce54" table:formula="of:=[.N25]-[.N2]" office:value-type="float" office:value="8" calcext:value-type="float">
            <text:p>8</text:p>
          </table:table-cell>
          <table:table-cell table:number-columns-repeated="16369"/>
        </table:table-row>
        <table:table-row table:style-name="ro3">
          <table:table-cell table:style-name="ce47" table:formula="of:=AVERAGE([.A2:.A5])" office:value-type="float" office:value="104.32875" calcext:value-type="float">
            <text:p>104.32875</text:p>
          </table:table-cell>
          <table:table-cell/>
          <table:table-cell table:style-name="ce47" table:formula="of:=AVERAGE([.C2:.C5])" office:value-type="float" office:value="66.040575" calcext:value-type="float">
            <text:p>66.040575</text:p>
          </table:table-cell>
          <table:table-cell table:number-columns-repeated="2"/>
          <table:table-cell table:style-name="ce47" table:formula="of:=AVERAGE([.F2:.F5])" office:value-type="float" office:value="60.01685" calcext:value-type="float">
            <text:p>60.01685</text:p>
          </table:table-cell>
          <table:table-cell table:number-columns-repeated="3"/>
          <table:covered-table-cell table:style-name="ce47"/>
          <table:table-cell table:style-name="ce54" table:formula="of:=100*[.K5]/[.J25]" office:value-type="float" office:value="3.57142857142857" calcext:value-type="float">
            <text:p>3.57142857142857</text:p>
          </table:table-cell>
          <table:table-cell table:number-columns-repeated="2"/>
          <table:covered-table-cell table:style-name="ce47"/>
          <table:table-cell table:style-name="ce54" table:formula="of:=100*[.O5]/[.N25]" office:value-type="float" office:value="25" calcext:value-type="float">
            <text:p>25</text:p>
          </table:table-cell>
          <table:table-cell table:number-columns-repeated="16369"/>
        </table:table-row>
        <table:table-row table:style-name="ro3">
          <table:table-cell table:style-name="ce47" table:formula="of:=1000/[.A6]" office:value-type="float" office:value="9.58508560679583" calcext:value-type="float">
            <text:p>9.58508560679583</text:p>
          </table:table-cell>
          <table:table-cell/>
          <table:table-cell table:style-name="ce47" table:formula="of:=1000/[.C6]" office:value-type="float" office:value="15.1422061361519" calcext:value-type="float">
            <text:p>15.1422061361519</text:p>
          </table:table-cell>
          <table:table-cell table:number-columns-repeated="2"/>
          <table:table-cell table:style-name="ce47" table:formula="of:=1000/[.F6]" office:value-type="float" office:value="16.6619874251981" calcext:value-type="float">
            <text:p>16.6619874251981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56" table:number-columns-repeated="6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47" table:formula="of:=[.A7]-[.A16]" office:value-type="float" office:value="0.108085606795825" calcext:value-type="float">
            <text:p>0.108085606795825</text:p>
          </table:table-cell>
          <table:table-cell/>
          <table:table-cell table:style-name="ce47" table:formula="of:=[.C16]-[.C7]" office:value-type="float" office:value="2.2017938638481" calcext:value-type="float">
            <text:p>2.2017938638481</text:p>
          </table:table-cell>
          <table:table-cell table:number-columns-repeated="2"/>
          <table:table-cell table:style-name="ce47" table:formula="of:=[.F16]-[.F7]" office:value-type="float" office:value="1.18401257480191" calcext:value-type="float">
            <text:p>1.18401257480191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47" table:formula="of:=100*[.A9]/[.A16]" office:value-type="float" office:value="1.14050445073151" calcext:value-type="float">
            <text:p>1.14050445073151</text:p>
          </table:table-cell>
          <table:table-cell/>
          <table:table-cell table:style-name="ce47" table:formula="of:=100*[.C9]/[.C16]" office:value-type="float" office:value="12.6948446946961" calcext:value-type="float">
            <text:p>12.6948446946961</text:p>
          </table:table-cell>
          <table:table-cell table:number-columns-repeated="2"/>
          <table:table-cell table:style-name="ce47" table:formula="of:=100*[.F9]/[.F16]" office:value-type="float" office:value="6.63461041579014" calcext:value-type="float">
            <text:p>6.63461041579014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56" table:number-columns-repeated="6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47" table:formula="of:=[.A7]-[.A25]" office:value-type="float" office:value="0.0660856067958253" calcext:value-type="float">
            <text:p>0.0660856067958253</text:p>
          </table:table-cell>
          <table:table-cell/>
          <table:table-cell table:style-name="ce47" table:formula="of:=[.C7]-[.C25]" office:value-type="float" office:value="0.00620613615190635" calcext:value-type="float">
            <text:p>0.00620613615190635</text:p>
          </table:table-cell>
          <table:table-cell table:number-columns-repeated="2"/>
          <table:table-cell table:style-name="ce47" table:formula="of:=[.F25]-[.F7]" office:value-type="float" office:value="0.00501257480190986" calcext:value-type="float">
            <text:p>0.00501257480190986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47" table:formula="of:=100*[.A12]/[.A25]" office:value-type="float" office:value="0.694249467337171" calcext:value-type="float">
            <text:p>0.694249467337171</text:p>
          </table:table-cell>
          <table:table-cell/>
          <table:table-cell table:style-name="ce47" table:formula="of:=[.C12]*100/[.C25]" office:value-type="float" office:value="0.0410024851473728" calcext:value-type="float">
            <text:p>0.0410024851473728</text:p>
          </table:table-cell>
          <table:table-cell table:number-columns-repeated="2"/>
          <table:table-cell table:style-name="ce47" table:formula="of:=100*[.F12]/[.F25]" office:value-type="float" office:value="0.0300748473145129" calcext:value-type="float">
            <text:p>0.0300748473145129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56" table:number-columns-repeated="6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62" office:value-type="string" calcext:value-type="string" table:number-columns-spanned="6" table:number-rows-spanned="1">
            <text:p>BASELINE</text:p>
          </table:table-cell>
          <table:covered-table-cell/>
          <table:covered-table-cell table:style-name="ce68"/>
          <table:covered-table-cell table:number-columns-repeated="2"/>
          <table:covered-table-cell table:style-name="ce47"/>
          <table:table-cell table:number-columns-repeated="3"/>
          <table:table-cell table:style-name="ce62" office:value-type="string" calcext:value-type="string" table:number-columns-spanned="5" table:number-rows-spanned="1">
            <text:p>BASELINE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1" table:formula="of:= 9.477" office:value-type="float" office:value="9.477" calcext:value-type="float">
            <text:p>9.477</text:p>
          </table:table-cell>
          <table:table-cell/>
          <table:table-cell table:style-name="ce51" table:formula="of:= 17.344" office:value-type="float" office:value="17.344" calcext:value-type="float">
            <text:p>17.344</text:p>
          </table:table-cell>
          <table:table-cell table:number-columns-repeated="2"/>
          <table:table-cell table:style-name="ce51" table:formula="of:= 17.846" office:value-type="float" office:value="17.846" calcext:value-type="float">
            <text:p>17.846</text:p>
          </table:table-cell>
          <table:table-cell table:number-columns-repeated="3"/>
          <table:table-cell table:style-name="ce47" table:formula="of:=248" office:value-type="float" office:value="248" calcext:value-type="float">
            <text:p>248</text:p>
          </table:table-cell>
          <table:table-cell table:number-columns-repeated="3"/>
          <table:table-cell table:style-name="ce47" table:formula="of:=50" office:value-type="float" office:value="50" calcext:value-type="float">
            <text:p>50</text:p>
          </table:table-cell>
          <table:table-cell table:number-columns-repeated="16370"/>
        </table:table-row>
        <table:table-row table:style-name="ro3" table:number-rows-repeated="7">
          <table:table-cell table:style-name="ce56" table:number-columns-repeated="6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62" office:value-type="string" calcext:value-type="string" table:number-columns-spanned="6" table:number-rows-spanned="1">
            <text:p>OPT #2</text:p>
          </table:table-cell>
          <table:covered-table-cell/>
          <table:covered-table-cell table:style-name="ce68"/>
          <table:covered-table-cell table:number-columns-repeated="2"/>
          <table:covered-table-cell table:style-name="ce47"/>
          <table:table-cell table:number-columns-repeated="3"/>
          <table:table-cell table:style-name="ce62" office:value-type="string" calcext:value-type="string" table:number-columns-spanned="5" table:number-rows-spanned="1">
            <text:p>OPT #2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8" office:value-type="float" office:value="9.519" calcext:value-type="float">
            <text:p>9.519</text:p>
          </table:table-cell>
          <table:table-cell/>
          <table:table-cell table:style-name="ce48" office:value-type="float" office:value="15.136" calcext:value-type="float">
            <text:p>15.136</text:p>
          </table:table-cell>
          <table:table-cell table:number-columns-repeated="2"/>
          <table:table-cell table:style-name="ce48" office:value-type="float" office:value="16.667" calcext:value-type="float">
            <text:p>16.667</text:p>
          </table:table-cell>
          <table:table-cell table:number-columns-repeated="3"/>
          <table:table-cell table:style-name="ce58" table:formula="of:=3*4+2*4+4+64+2*4+4*4" office:value-type="float" office:value="112" calcext:value-type="float" table:number-columns-spanned="1" table:number-rows-spanned="5">
            <text:p>112</text:p>
          </table:table-cell>
          <table:table-cell table:style-name="ce54" table:formula="of:=-[.J16]+[.J25]" office:value-type="float" office:value="-136" calcext:value-type="float">
            <text:p>-136</text:p>
          </table:table-cell>
          <table:table-cell table:number-columns-repeated="2"/>
          <table:table-cell table:style-name="ce58" table:formula="of:=2*4+2*4+2*4+1+3+4" office:value-type="float" office:value="32" calcext:value-type="float" table:number-columns-spanned="1" table:number-rows-spanned="5">
            <text:p>32</text:p>
          </table:table-cell>
          <table:table-cell table:style-name="ce54" table:formula="of:=-[.N16]+[.N25]" office:value-type="float" office:value="-18" calcext:value-type="float">
            <text:p>-18</text:p>
          </table:table-cell>
          <table:table-cell table:number-columns-repeated="16369"/>
        </table:table-row>
        <table:table-row table:style-name="ro3">
          <table:table-cell table:style-name="ce56" table:number-columns-repeated="6"/>
          <table:table-cell table:number-columns-repeated="3"/>
          <table:covered-table-cell table:style-name="ce47"/>
          <table:table-cell table:style-name="ce54" table:formula="of:=100*[.K25]/[.J16]" office:value-type="float" office:value="-54.8387096774194" calcext:value-type="float">
            <text:p>-54.8387096774194</text:p>
          </table:table-cell>
          <table:table-cell table:number-columns-repeated="2"/>
          <table:covered-table-cell table:style-name="ce47"/>
          <table:table-cell table:style-name="ce54" table:formula="of:=100*[.O25]/[.N16]" office:value-type="float" office:value="-36" calcext:value-type="float">
            <text:p>-36</text:p>
          </table:table-cell>
          <table:table-cell table:number-columns-repeated="16369"/>
        </table:table-row>
        <table:table-row table:style-name="ro3">
          <table:table-cell table:style-name="ce56" table:number-columns-repeated="6"/>
          <table:table-cell table:number-columns-repeated="3"/>
          <table:covered-table-cell table:style-name="ce47"/>
          <table: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6" table:number-columns-repeated="6"/>
          <table:table-cell table:number-columns-repeated="3"/>
          <table:covered-table-cell table:style-name="ce47"/>
          <table:table-cell table:style-name="ce54" table:formula="of:=-[.J32]+[.J25]" office:value-type="float" office:value="-88" calcext:value-type="float">
            <text:p>-88</text:p>
          </table:table-cell>
          <table:table-cell table:number-columns-repeated="2"/>
          <table:covered-table-cell table:style-name="ce47"/>
          <table:table-cell table:number-columns-repeated="16370"/>
        </table:table-row>
        <table:table-row table:style-name="ro3">
          <table:table-cell table:style-name="ce56" table:number-columns-repeated="6"/>
          <table:table-cell table:number-columns-repeated="3"/>
          <table:covered-table-cell table:style-name="ce47"/>
          <table:table-cell table:style-name="ce54" table:formula="of:=100*[.K28]/[.J32]" office:value-type="float" office:value="-44" calcext:value-type="float">
            <text:p>-44</text:p>
          </table:table-cell>
          <table:table-cell table:number-columns-repeated="2"/>
          <table:covered-table-cell table:style-name="ce47"/>
          <table:table-cell table:number-columns-repeated="16370"/>
        </table:table-row>
        <table:table-row table:style-name="ro3">
          <table:table-cell table:style-name="ce62" office:value-type="string" calcext:value-type="string" table:number-columns-spanned="6" table:number-rows-spanned="1">
            <text:p>OPT #4</text:p>
          </table:table-cell>
          <table:covered-table-cell/>
          <table:covered-table-cell table:style-name="ce68"/>
          <table:covered-table-cell table:number-columns-repeated="2"/>
          <table:covered-table-cell table:style-name="ce47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52" office:value-type="float" office:value="104.93" calcext:value-type="float">
            <text:p>104.93</text:p>
          </table:table-cell>
          <table:table-cell/>
          <table:table-cell table:style-name="ce52" office:value-type="float" office:value="66.4285" calcext:value-type="float">
            <text:p>66.4285</text:p>
          </table:table-cell>
          <table:table-cell table:number-columns-repeated="2"/>
          <table:table-cell table:style-name="ce52" office:value-type="float" office:value="60.2205" calcext:value-type="float">
            <text:p>60.2205</text:p>
          </table:table-cell>
          <table:table-cell table:number-columns-repeated="3"/>
          <table:table-cell table:style-name="ce62" office:value-type="string" calcext:value-type="string" table:number-columns-spanned="5" table:number-rows-spanned="1">
            <text:p>OPT #1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2" office:value-type="float" office:value="104.32" calcext:value-type="float">
            <text:p>104.32</text:p>
          </table:table-cell>
          <table:table-cell/>
          <table:table-cell table:style-name="ce52" office:value-type="float" office:value="66.3657" calcext:value-type="float">
            <text:p>66.3657</text:p>
          </table:table-cell>
          <table:table-cell table:number-columns-repeated="2"/>
          <table:table-cell table:style-name="ce52" office:value-type="float" office:value="60.0714" calcext:value-type="float">
            <text:p>60.0714</text:p>
          </table:table-cell>
          <table:table-cell table:number-columns-repeated="3"/>
          <table:table-cell table:style-name="ce47" table:formula="of:=3*4+2*4+3*4+3*4+3*4+64+4*4+4*4+4*4+4*4+4*4" office:value-type="float" office:value="200" calcext:value-type="float">
            <text:p>200</text:p>
          </table:table-cell>
          <table:table-cell table:number-columns-repeated="3"/>
          <table:table-cell table:style-name="ce47" office:value-type="float" office:value="50" calcext:value-type="float">
            <text:p>50</text:p>
          </table:table-cell>
          <table:table-cell table:number-columns-repeated="16370"/>
        </table:table-row>
        <table:table-row table:style-name="ro3">
          <table:table-cell table:style-name="ce52" office:value-type="float" office:value="104.3" calcext:value-type="float">
            <text:p>104.3</text:p>
          </table:table-cell>
          <table:table-cell/>
          <table:table-cell table:style-name="ce52" office:value-type="float" office:value="66.3202" calcext:value-type="float">
            <text:p>66.3202</text:p>
          </table:table-cell>
          <table:table-cell table:number-columns-repeated="2"/>
          <table:table-cell table:style-name="ce52" office:value-type="float" office:value="60.0131" calcext:value-type="float">
            <text:p>60.0131</text:p>
          </table:table-cell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6370"/>
        </table:table-row>
        <table:table-row table:style-name="ro3">
          <table:table-cell table:style-name="ce52" office:value-type="float" office:value="104.154" calcext:value-type="float">
            <text:p>104.154</text:p>
          </table:table-cell>
          <table:table-cell/>
          <table:table-cell table:style-name="ce52" office:value-type="float" office:value="66.3123" calcext:value-type="float">
            <text:p>66.3123</text:p>
          </table:table-cell>
          <table:table-cell table:number-columns-repeated="2"/>
          <table:table-cell table:style-name="ce52" office:value-type="float" office:value="60.0068" calcext:value-type="float">
            <text:p>60.0068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47" table:formula="of:=AVERAGE([.A31:.A34])" office:value-type="float" office:value="104.426" calcext:value-type="float">
            <text:p>104.426</text:p>
          </table:table-cell>
          <table:table-cell/>
          <table:table-cell table:style-name="ce48" table:formula="of:=AVERAGE([.C31:.C34])" office:value-type="float" office:value="66.356675" calcext:value-type="float">
            <text:p>66.356675</text:p>
          </table:table-cell>
          <table:table-cell table:number-columns-repeated="2"/>
          <table:table-cell table:style-name="ce48" table:formula="of:=AVERAGE([.F31:.F34])" office:value-type="float" office:value="60.07795" calcext:value-type="float">
            <text:p>60.07795</text:p>
          </table:table-cell>
          <table:table-cell table:number-columns-repeated="3"/>
          <table:table-cell table:style-name="ce62" office:value-type="string" calcext:value-type="string" table:number-columns-spanned="5" table:number-rows-spanned="1">
            <text:p>OPT #4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7" table:formula="of:=1000/[.A35]" office:value-type="float" office:value="9.57615919407044" calcext:value-type="float">
            <text:p>9.57615919407044</text:p>
          </table:table-cell>
          <table:table-cell/>
          <table:table-cell table:style-name="ce47" table:formula="of:=1000/[.C35]" office:value-type="float" office:value="15.0700739601555" calcext:value-type="float">
            <text:p>15.0700739601555</text:p>
          </table:table-cell>
          <table:table-cell table:number-columns-repeated="2"/>
          <table:table-cell table:style-name="ce47" table:formula="of:=1000/[.F35]" office:value-type="float" office:value="16.6450419829571" calcext:value-type="float">
            <text:p>16.6450419829571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59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4" table:formula="of:=-[.J16]+[.J3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2*2+2+4" office:value-type="float" office:value="22" calcext:value-type="float" table:number-columns-spanned="1" table:number-rows-spanned="5">
            <text:p>22</text:p>
          </table:table-cell>
          <table:table-cell table:style-name="ce54" table:formula="of:=-[.N16]+[.N36]" office:value-type="float" office:value="-28" calcext:value-type="float">
            <text:p>-28</text:p>
          </table:table-cell>
          <table:table-cell table:number-columns-repeated="16369"/>
        </table:table-row>
        <table:table-row table:style-name="ro3">
          <table:table-cell table:style-name="ce56"/>
          <table:table-cell/>
          <table:table-cell table:style-name="ce56"/>
          <table:table-cell table:number-columns-repeated="2"/>
          <table:table-cell table:style-name="ce56"/>
          <table:table-cell table:number-columns-repeated="3"/>
          <table:covered-table-cell table:style-name="ce47"/>
          <table:table-cell table:style-name="ce54" table:formula="of:=100*[.K36]/[.J16]" office:value-type="float" office:value="-56.4516129032258" calcext:value-type="float">
            <text:p>-56.4516129032258</text:p>
          </table:table-cell>
          <table:table-cell table:number-columns-repeated="2"/>
          <table:covered-table-cell table:style-name="ce47"/>
          <table:table-cell table:style-name="ce54" table:formula="of:=100*[.O36]/[.N16]" office:value-type="float" office:value="-56" calcext:value-type="float">
            <text:p>-56</text:p>
          </table:table-cell>
          <table:table-cell table:number-columns-repeated="16369"/>
        </table:table-row>
        <table:table-row table:style-name="ro3">
          <table:table-cell table:style-name="ce53" table:formula="of:=[.A36]-[.A16]" office:value-type="float" office:value="0.0991591940704417" calcext:value-type="float">
            <text:p>0.0991591940704417</text:p>
          </table:table-cell>
          <table:table-cell/>
          <table:table-cell table:style-name="ce54" table:formula="of:=[.C16]-[.C36]" office:value-type="float" office:value="2.27392603984452" calcext:value-type="float">
            <text:p>2.27392603984452</text:p>
          </table:table-cell>
          <table:table-cell table:number-columns-repeated="2"/>
          <table:table-cell table:style-name="ce54" table:formula="of:=[.F16]-[.F36]" office:value-type="float" office:value="1.20095801704286" calcext:value-type="float">
            <text:p>1.20095801704286</text:p>
          </table:table-cell>
          <table:table-cell office:value-type="string" calcext:value-type="string">
            <text:p>👈with baseline</text:p>
          </table:table-cell>
          <table:table-cell table:number-columns-repeated="2"/>
          <table:covered-table-cell table:style-name="ce47"/>
          <table: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3" table:formula="of:=100*[.A38]/[.A16]" office:value-type="float" office:value="1.0463141718945" calcext:value-type="float">
            <text:p>1.0463141718945</text:p>
          </table:table-cell>
          <table:table-cell/>
          <table:table-cell table:style-name="ce54" table:formula="of:=100*[.C38]/[.C16]" office:value-type="float" office:value="13.1107359308379" calcext:value-type="float">
            <text:p>13.1107359308379</text:p>
          </table:table-cell>
          <table:table-cell table:number-columns-repeated="2"/>
          <table:table-cell table:style-name="ce54" table:formula="of:=100*[.F38]/[.F16]" office:value-type="float" office:value="6.72956414346553" calcext:value-type="float">
            <text:p>6.72956414346553</text:p>
          </table:table-cell>
          <table:table-cell table:number-columns-repeated="2"/>
          <table:table-cell office:value-type="string" calcext:value-type="string">
            <text:p>with OPT #3 👉</text:p>
          </table:table-cell>
          <table:covered-table-cell table:style-name="ce47"/>
          <table:table-cell table:formula="of:=[.J2]-[.J36]" office:value-type="float" office:value="0" calcext:value-type="float">
            <text:p>0</text:p>
          </table:table-cell>
          <table:table-cell table:number-columns-repeated="2"/>
          <table:covered-table-cell table:style-name="ce47"/>
          <table:table-cell table:style-name="ce54" table:formula="of:=-[.N2]+[.N36]" office:value-type="float" office:value="-2" calcext:value-type="float">
            <text:p>-2</text:p>
          </table:table-cell>
          <table:table-cell table:number-columns-repeated="16369"/>
        </table:table-row>
        <table:table-row table:style-name="ro3">
          <table:table-cell table:style-name="ce56"/>
          <table:table-cell/>
          <table:table-cell table:style-name="ce68"/>
          <table:table-cell table:number-columns-repeated="2"/>
          <table:table-cell table:style-name="ce56"/>
          <table:table-cell table:number-columns-repeated="3"/>
          <table:covered-table-cell table:style-name="ce47"/>
          <table:table-cell table:formula="of:=[.K39]*100/[.J2]" office:value-type="float" office:value="0" calcext:value-type="float">
            <text:p>0</text:p>
          </table:table-cell>
          <table:table-cell table:number-columns-repeated="2"/>
          <table:covered-table-cell table:style-name="ce47"/>
          <table:table-cell table:style-name="ce54" table:formula="of:=100*[.O39]/[.N2]" office:value-type="float" office:value="-8.33333333333333" calcext:value-type="float">
            <text:p>-8.33333333333333</text:p>
          </table:table-cell>
          <table:table-cell table:number-columns-repeated="16369"/>
        </table:table-row>
        <table:table-row table:style-name="ro3">
          <table:table-cell table:style-name="ce54" table:formula="of:=[.A7]-[.A36]" office:value-type="float" office:value="0.00892641272538342" calcext:value-type="float">
            <text:p>0.00892641272538342</text:p>
          </table:table-cell>
          <table:table-cell/>
          <table:table-cell table:style-name="ce54" table:formula="of:=[.C7]-[.C36]" office:value-type="float" office:value="0.0721321759964262" calcext:value-type="float">
            <text:p>0.0721321759964262</text:p>
          </table:table-cell>
          <table:table-cell table:number-columns-repeated="2"/>
          <table:table-cell table:style-name="ce54" table:formula="of:=[.F7]-[.F36]" office:value-type="float" office:value="0.0169454422409494" calcext:value-type="float">
            <text:p>0.0169454422409494</text:p>
          </table:table-cell>
          <table:table-cell office:value-type="string" calcext:value-type="string">
            <text:p>👈 with OPT #3</text:p>
          </table:table-cell>
          <table:table-cell table:number-columns-repeated="2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style-name="ce54" table:formula="of:=100*[.A41]/[.A7]" office:value-type="float" office:value="0.0931281481623345" calcext:value-type="float">
            <text:p>0.0931281481623345</text:p>
          </table:table-cell>
          <table:table-cell/>
          <table:table-cell table:style-name="ce54" table:formula="of:=100*[.C41]/[.C7]" office:value-type="float" office:value="0.476365037880518" calcext:value-type="float">
            <text:p>0.476365037880518</text:p>
          </table:table-cell>
          <table:table-cell table:number-columns-repeated="2"/>
          <table:table-cell table:style-name="ce54" table:formula="of:=100*[.F41]/[.F7]" office:value-type="float" office:value="0.101701206515872" calcext:value-type="float">
            <text:p>0.101701206515872</text:p>
          </table:table-cell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 table:number-columns-spanned="6" table:number-rows-spanned="1">
            <text:p>OPT #5</text:p>
          </table:table-cell>
          <table:covered-table-cell/>
          <table:covered-table-cell table:style-name="ce68"/>
          <table:covered-table-cell table:number-columns-repeated="2"/>
          <table:covered-table-cell table:style-name="ce47"/>
          <table:table-cell table:number-columns-repeated="3"/>
          <table:table-cell table:style-name="ce60" office:value-type="string" calcext:value-type="string" table:number-columns-spanned="5" table:number-rows-spanned="1">
            <text:p>OPT #5</text:p>
          </table:table-cell>
          <table:covered-table-cell table:number-columns-repeated="4" table:style-name="ce56"/>
          <table:table-cell table:style-name="ce56"/>
          <table:table-cell table:number-columns-repeated="16369"/>
        </table:table-row>
        <table:table-row table:style-name="ro3">
          <table:table-cell office:value-type="float" office:value="89.7895" calcext:value-type="float">
            <text:p>89.7895</text:p>
          </table:table-cell>
          <table:table-cell/>
          <table:table-cell office:value-type="float" office:value="65.5713" calcext:value-type="float">
            <text:p>65.5713</text:p>
          </table:table-cell>
          <table:table-cell table:number-columns-repeated="2"/>
          <table:table-cell office:value-type="float" office:value="59.2079" calcext:value-type="float">
            <text:p>59.2079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61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4" table:formula="of:=[.J45]-[.J1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1+1+4" office:value-type="float" office:value="18" calcext:value-type="float" table:number-columns-spanned="1" table:number-rows-spanned="5">
            <text:p>18</text:p>
          </table:table-cell>
          <table:table-cell table:style-name="ce54" table:formula="of:=[.N45]-[.N16]" office:value-type="float" office:value="-32" calcext:value-type="float">
            <text:p>-32</text:p>
          </table:table-cell>
          <table:table-cell table:number-columns-repeated="16369"/>
        </table:table-row>
        <table:table-row table:style-name="ro3">
          <table:table-cell office:value-type="float" office:value="89.6918" calcext:value-type="float">
            <text:p>89.6918</text:p>
          </table:table-cell>
          <table:table-cell/>
          <table:table-cell office:value-type="float" office:value="65.4005" calcext:value-type="float">
            <text:p>65.4005</text:p>
          </table:table-cell>
          <table:table-cell table:number-columns-repeated="2"/>
          <table:table-cell office:value-type="float" office:value="59.1557" calcext:value-type="float">
            <text:p>59.1557</text:p>
          </table:table-cell>
          <table:table-cell table:number-columns-repeated="3"/>
          <table:covered-table-cell/>
          <table:table-cell table:style-name="ce54" table:formula="of:=100*[.K45]/[.J16]" office:value-type="float" office:value="-56.4516129032258" calcext:value-type="float">
            <text:p>-56.4516129032258</text:p>
          </table:table-cell>
          <table:table-cell table:number-columns-repeated="2"/>
          <table:covered-table-cell/>
          <table:table-cell table:style-name="ce54" table:formula="of:=100*[.O45]/[.N16]" office:value-type="float" office:value="-64" calcext:value-type="float">
            <text:p>-64</text:p>
          </table:table-cell>
          <table:table-cell table:number-columns-repeated="16369"/>
        </table:table-row>
        <table:table-row table:style-name="ro3">
          <table:table-cell office:value-type="float" office:value="89.6628" calcext:value-type="float">
            <text:p>89.6628</text:p>
          </table:table-cell>
          <table:table-cell/>
          <table:table-cell office:value-type="float" office:value="65.3073" calcext:value-type="float">
            <text:p>65.3073</text:p>
          </table:table-cell>
          <table:table-cell table:number-columns-repeated="2"/>
          <table:table-cell office:value-type="float" office:value="59.1328" calcext:value-type="float">
            <text:p>59.1328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16370"/>
        </table:table-row>
        <table:table-row table:style-name="ro3">
          <table:table-cell office:value-type="float" office:value="89.6484" calcext:value-type="float">
            <text:p>89.6484</text:p>
          </table:table-cell>
          <table:table-cell/>
          <table:table-cell office:value-type="float" office:value="65.291" calcext:value-type="float">
            <text:p>65.291</text:p>
          </table:table-cell>
          <table:table-cell table:number-columns-repeated="2"/>
          <table:table-cell office:value-type="float" office:value="59.1053" calcext:value-type="float">
            <text:p>59.1053</text:p>
          </table:table-cell>
          <table:table-cell table:number-columns-repeated="2"/>
          <table:table-cell office:value-type="string" calcext:value-type="string">
            <text:p>with OPT #4 👉</text:p>
          </table:table-cell>
          <table:covered-table-cell/>
          <table:table-cell table:formula="of:=[.J45]-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54" table:formula="of:=[.N45]-[.N36]" office:value-type="float" office:value="-4" calcext:value-type="float">
            <text:p>-4</text:p>
          </table:table-cell>
          <table:table-cell table:number-columns-repeated="16369"/>
        </table:table-row>
        <table:table-row table:style-name="ro3">
          <table:table-cell office:value-type="float" office:value="89.6201" calcext:value-type="float">
            <text:p>89.6201</text:p>
          </table:table-cell>
          <table:table-cell/>
          <table:table-cell office:value-type="float" office:value="65.2869" calcext:value-type="float">
            <text:p>65.2869</text:p>
          </table:table-cell>
          <table:table-cell table:number-columns-repeated="2"/>
          <table:table-cell office:value-type="float" office:value="59.1016" calcext:value-type="float">
            <text:p>59.1016</text:p>
          </table:table-cell>
          <table:table-cell table:number-columns-repeated="3"/>
          <table:covered-table-cell/>
          <table:table-cell table:formula="of:=100*[.K48]/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54" table:formula="of:=100*[.O48]/[.N36]" office:value-type="float" office:value="-18.1818181818182" calcext:value-type="float">
            <text:p>-18.1818181818182</text:p>
          </table:table-cell>
          <table:table-cell table:number-columns-repeated="16369"/>
        </table:table-row>
        <table:table-row table:style-name="ro3">
          <table:table-cell office:value-type="float" office:value="89.6141" calcext:value-type="float">
            <text:p>89.6141</text:p>
          </table:table-cell>
          <table:table-cell/>
          <table:table-cell office:value-type="float" office:value="65.2709" calcext:value-type="float">
            <text:p>65.2709</text:p>
          </table:table-cell>
          <table:table-cell table:number-columns-repeated="2"/>
          <table:table-cell office:value-type="float" office:value="59.0831" calcext:value-type="float">
            <text:p>59.0831</text:p>
          </table:table-cell>
          <table:table-cell table:number-columns-repeated="16378"/>
        </table:table-row>
        <table:table-row table:style-name="ro3">
          <table:table-cell table:style-name="ce47" table:formula="of:=AVERAGE([.A45:.A50])" office:value-type="float" office:value="89.6711166666667" calcext:value-type="float">
            <text:p>89.6711166666667</text:p>
          </table:table-cell>
          <table:table-cell/>
          <table:table-cell table:style-name="ce47" table:formula="of:=AVERAGE([.C45:.C50])" office:value-type="float" office:value="65.35465" calcext:value-type="float">
            <text:p>65.35465</text:p>
          </table:table-cell>
          <table:table-cell table:number-columns-repeated="2"/>
          <table:table-cell table:style-name="ce47" table:formula="of:=AVERAGE([.F45:.F50])" office:value-type="float" office:value="59.1310666666667" calcext:value-type="float">
            <text:p>59.1310666666667</text:p>
          </table:table-cell>
          <table:table-cell table:number-columns-repeated="16378"/>
        </table:table-row>
        <table:table-row table:style-name="ro3">
          <table:table-cell table:style-name="ce47" table:formula="of:=1000/[.A51]" office:value-type="float" office:value="11.1518629094058" calcext:value-type="float">
            <text:p>11.1518629094058</text:p>
          </table:table-cell>
          <table:table-cell/>
          <table:table-cell table:style-name="ce47" table:formula="of:=1000/[.C51]" office:value-type="float" office:value="15.301130064961" calcext:value-type="float">
            <text:p>15.301130064961</text:p>
          </table:table-cell>
          <table:table-cell table:number-columns-repeated="2"/>
          <table:table-cell table:style-name="ce47" table:formula="of:=1000/[.F51]" office:value-type="float" office:value="16.9115839840535" calcext:value-type="float">
            <text:p>16.911583984053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53" table:formula="of:=[.A52]-[.A16]" office:value-type="float" office:value="1.6748629094058" calcext:value-type="float">
            <text:p>1.6748629094058</text:p>
          </table:table-cell>
          <table:table-cell/>
          <table:table-cell table:style-name="ce54" table:formula="of:=[.C52]-[.C16]" office:value-type="float" office:value="-2.04286993503905" calcext:value-type="float">
            <text:p>-2.04286993503905</text:p>
          </table:table-cell>
          <table:table-cell table:number-columns-repeated="2"/>
          <table:table-cell table:style-name="ce54" table:formula="of:=[.F52]-[.F16]" office:value-type="float" office:value="-0.934416015946496" calcext:value-type="float">
            <text:p>-0.934416015946496</text:p>
          </table:table-cell>
          <table:table-cell office:value-type="string" calcext:value-type="string">
            <text:p>👈with baseline</text:p>
          </table:table-cell>
          <table:table-cell table:number-columns-repeated="16377"/>
        </table:table-row>
        <table:table-row table:style-name="ro3">
          <table:table-cell table:style-name="ce53" table:formula="of:=100*[.A54]/[.A16]" office:value-type="float" office:value="17.6729229651345" calcext:value-type="float">
            <text:p>17.6729229651345</text:p>
          </table:table-cell>
          <table:table-cell/>
          <table:table-cell table:style-name="ce54" table:formula="of:=100*[.C54]/[.C16]" office:value-type="float" office:value="-11.7785397546071" calcext:value-type="float">
            <text:p>-11.7785397546071</text:p>
          </table:table-cell>
          <table:table-cell table:number-columns-repeated="2"/>
          <table:table-cell table:style-name="ce54" table:formula="of:=100*[.F54]/[.F16]" office:value-type="float" office:value="-5.23599695139805" calcext:value-type="float">
            <text:p>-5.2359969513980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53" table:formula="of:=[.A52]-[.A36]" office:value-type="float" office:value="1.57570371533536" calcext:value-type="float">
            <text:p>1.57570371533536</text:p>
          </table:table-cell>
          <table:table-cell/>
          <table:table-cell table:style-name="ce57" table:formula="of:=[.C52]-[.C36]" office:value-type="float" office:value="0.23105610480547" calcext:value-type="float">
            <text:p>0.23105610480547</text:p>
          </table:table-cell>
          <table:table-cell table:number-columns-repeated="2"/>
          <table:table-cell table:style-name="ce57" table:formula="of:=[.F52]-[.F36]" office:value-type="float" office:value="0.266542001096362" calcext:value-type="float">
            <text:p>0.266542001096362</text:p>
          </table:table-cell>
          <table:table-cell office:value-type="string" calcext:value-type="string">
            <text:p>👈 with OPT #4</text:p>
          </table:table-cell>
          <table:table-cell table:number-columns-repeated="16377"/>
        </table:table-row>
        <table:table-row table:style-name="ro3">
          <table:table-cell table:style-name="ce53" table:formula="of:=100*[.A57]/[.A36]" office:value-type="float" office:value="16.454443617761" calcext:value-type="float">
            <text:p>16.454443617761</text:p>
          </table:table-cell>
          <table:table-cell/>
          <table:table-cell table:style-name="ce57" table:formula="of:=100*[.C57]/[.C36]" office:value-type="float" office:value="1.53321148533425" calcext:value-type="float">
            <text:p>1.53321148533425</text:p>
          </table:table-cell>
          <table:table-cell table:number-columns-repeated="2"/>
          <table:table-cell table:style-name="ce57" table:formula="of:=100*[.F57]/[.F36]" office:value-type="float" office:value="1.60132970147672" calcext:value-type="float">
            <text:p>1.60132970147672</text:p>
          </table:table-cell>
          <table:table-cell table:number-columns-repeated="16378"/>
        </table:table-row>
        <table:table-row table:style-name="ro3" table:number-rows-repeated="104851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nisotropic Filtering" table:style-name="ta1">
        <office:forms form:automatic-focus="false" form:apply-design-mode="false"/>
        <table:table-column table:style-name="co29" table:default-cell-style-name="ce75"/>
        <table:table-column table:style-name="co30" table:default-cell-style-name="Default"/>
        <table:table-column table:style-name="co31" table:default-cell-style-name="ce7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74" office:value-type="string" calcext:value-type="string">
            <text:p>x16</text:p>
          </table:table-cell>
          <table:table-cell table:style-name="ce55"/>
          <table:table-cell table:style-name="ce74" office:value-type="string" calcext:value-type="string">
            <text:p>No filtering</text:p>
          </table:table-cell>
          <table:table-cell/>
          <table:table-cell table:style-name="ce78" office:value-type="string" calcext:value-type="string">
            <text:p>Device: MALI-G76</text:p>
          </table:table-cell>
          <table:table-cell/>
        </table:table-row>
        <table:table-row table:style-name="ro3">
          <table:table-cell office:value-type="float" office:value="55.9406" calcext:value-type="float">
            <text:p>55.94 fps</text:p>
          </table:table-cell>
          <table:table-cell table:style-name="ce55"/>
          <table:table-cell office:value-type="float" office:value="59.8955" calcext:value-type="float">
            <text:p>59.90 fps</text:p>
          </table:table-cell>
          <table:table-cell/>
          <table:table-cell table:style-name="ce74" office:value-type="string" calcext:value-type="string">
            <text:p>Benefit</text:p>
          </table:table-cell>
          <table:table-cell/>
        </table:table-row>
        <table:table-row table:style-name="ro3">
          <table:table-cell office:value-type="float" office:value="55.9537" calcext:value-type="float">
            <text:p>55.95 fps</text:p>
          </table:table-cell>
          <table:table-cell table:style-name="ce55"/>
          <table:table-cell office:value-type="float" office:value="59.9087" calcext:value-type="float">
            <text:p>59.91 fps</text:p>
          </table:table-cell>
          <table:table-cell/>
          <table:table-cell table:style-name="ce79" table:formula="of:=([.A16]-[.C16])/[.A16]" office:value-type="percentage" office:value="0.0571878929814358" calcext:value-type="percentage">
            <text:p>5.72%</text:p>
          </table:table-cell>
          <table:table-cell/>
        </table:table-row>
        <table:table-row table:style-name="ro3">
          <table:table-cell office:value-type="float" office:value="56.1454" calcext:value-type="float">
            <text:p>56.15 fps</text:p>
          </table:table-cell>
          <table:table-cell table:style-name="ce55"/>
          <table:table-cell office:value-type="float" office:value="59.9537" calcext:value-type="float">
            <text:p>59.95 fps</text:p>
          </table:table-cell>
          <table:table-cell table:number-columns-repeated="3"/>
        </table:table-row>
        <table:table-row table:style-name="ro3">
          <table:table-cell office:value-type="float" office:value="56.6239" calcext:value-type="float">
            <text:p>56.62 fps</text:p>
          </table:table-cell>
          <table:table-cell table:style-name="ce55"/>
          <table:table-cell office:value-type="float" office:value="59.9593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34" calcext:value-type="float">
            <text:p>56.68 fps</text:p>
          </table:table-cell>
          <table:table-cell table:style-name="ce55"/>
          <table:table-cell office:value-type="float" office:value="59.9618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74" calcext:value-type="float">
            <text:p>56.69 fps</text:p>
          </table:table-cell>
          <table:table-cell table:style-name="ce55"/>
          <table:table-cell office:value-type="float" office:value="59.9639" calcext:value-type="float">
            <text:p>59.96 fps</text:p>
          </table:table-cell>
          <table:table-cell table:number-columns-repeated="3"/>
        </table:table-row>
        <table:table-row table:style-name="ro3">
          <table:table-cell office:value-type="float" office:value="56.6876" calcext:value-type="float">
            <text:p>56.69 fps</text:p>
          </table:table-cell>
          <table:table-cell/>
          <table:table-cell office:value-type="float" office:value="59.9777" calcext:value-type="float">
            <text:p>59.98 fps</text:p>
          </table:table-cell>
          <table:table-cell table:number-columns-repeated="3"/>
        </table:table-row>
        <table:table-row table:style-name="ro3">
          <table:table-cell office:value-type="float" office:value="56.6964" calcext:value-type="float">
            <text:p>56.70 fps</text:p>
          </table:table-cell>
          <table:table-cell/>
          <table:table-cell office:value-type="float" office:value="59.9815" calcext:value-type="float">
            <text:p>59.98 fps</text:p>
          </table:table-cell>
          <table:table-cell table:number-columns-repeated="3"/>
        </table:table-row>
        <table:table-row table:style-name="ro3">
          <table:table-cell office:value-type="float" office:value="56.6986" calcext:value-type="float">
            <text:p>56.70 fps</text:p>
          </table:table-cell>
          <table:table-cell/>
          <table:table-cell office:value-type="float" office:value="59.9962" calcext:value-type="float">
            <text:p>60.00 fps</text:p>
          </table:table-cell>
          <table:table-cell table:number-columns-repeated="3"/>
        </table:table-row>
        <table:table-row table:style-name="ro3">
          <table:table-cell office:value-type="float" office:value="56.7111" calcext:value-type="float">
            <text:p>56.71 fps</text:p>
          </table:table-cell>
          <table:table-cell/>
          <table:table-cell office:value-type="float" office:value="60.0075" calcext:value-type="float">
            <text:p>60.01 fps</text:p>
          </table:table-cell>
          <table:table-cell table:number-columns-repeated="3"/>
        </table:table-row>
        <table:table-row table:style-name="ro3">
          <table:table-cell office:value-type="float" office:value="56.7227" calcext:value-type="float">
            <text:p>56.72 fps</text:p>
          </table:table-cell>
          <table:table-cell/>
          <table:table-cell office:value-type="float" office:value="60.026" calcext:value-type="float">
            <text:p>60.03 fps</text:p>
          </table:table-cell>
          <table:table-cell table:number-columns-repeated="3"/>
        </table:table-row>
        <table:table-row table:style-name="ro3">
          <table:table-cell office:value-type="float" office:value="56.7748" calcext:value-type="float">
            <text:p>56.77 fps</text:p>
          </table:table-cell>
          <table:table-cell/>
          <table:table-cell office:value-type="float" office:value="60.029" calcext:value-type="float">
            <text:p>60.03 fps</text:p>
          </table:table-cell>
          <table:table-cell table:number-columns-repeated="3"/>
        </table:table-row>
        <table:table-row table:style-name="ro3">
          <table:table-cell office:value-type="float" office:value="56.7817" calcext:value-type="float">
            <text:p>56.78 fps</text:p>
          </table:table-cell>
          <table:table-cell/>
          <table:table-cell office:value-type="float" office:value="60.0357" calcext:value-type="float">
            <text:p>60.04 fps</text:p>
          </table:table-cell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76" table:formula="of:=1000/AVERAGE([.A2:.A14])" office:value-type="float" office:value="17.6844931345397" calcext:value-type="float">
            <text:p>17.68 ms</text:p>
          </table:table-cell>
          <table:table-cell/>
          <table:table-cell table:style-name="ce77" table:formula="of:=1000/AVERAGE([.C2:.C14])" office:value-type="float" office:value="16.6731542337307" calcext:value-type="float">
            <text:p>16.67 ms</text:p>
          </table:table-cell>
          <table:table-cell/>
          <table:table-cell table:style-name="ce80" office:value-type="string" calcext:value-type="string">
            <text:p>Average frame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number:number-style style:name="N136">
      <number:number number:decimal-places="2" number:min-decimal-places="2" number:min-integer-digits="1"/>
      <number:text>ms</number:text>
    </number:number-style>
    <number:number-style style:name="N137">
      <number:number number:decimal-places="2" number:min-decimal-places="2" number:min-integer-digits="1"/>
      <number:text> ms</number:text>
    </number:number-style>
    <number:number-style style:name="N138">
      <number:number number:decimal-places="2" number:min-decimal-places="2" number:min-integer-digits="1"/>
      <number:text> fp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07:48:00.64427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oshido Matazuki</meta:initial-creator>
    <meta:creation-date>2020-04-16T12:46:23.89</meta:creation-date>
    <meta:generator>LibreOffice/25.2.4.3$Windows_X86_64 LibreOffice_project/33e196637044ead23f5c3226cde09b47731f7e27</meta:generator>
    <dc:date>2025-07-26T08:04:38.159416500</dc:date>
    <meta:editing-duration>PT12H1M3S</meta:editing-duration>
    <meta:editing-cycles>46</meta:editing-cycles>
    <meta:document-statistic meta:table-count="7" meta:cell-count="533" meta:object-count="0"/>
  </office:meta>
</office:document-meta>
</file>